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87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1" fo:font-size="30pt" style:font-size-asian="30pt" style:font-size-complex="18pt"/>
    </style:style>
    <style:style style:name="P3" style:family="paragraph">
      <style:paragraph-properties fo:text-align="center"/>
      <style:text-properties fo:font-size="25pt" fo:font-weight="normal" style:font-size-asian="25pt" style:font-size-complex="18pt"/>
    </style:style>
    <style:style style:name="P4" style:family="paragraph">
      <style:paragraph-properties fo:text-align="center"/>
      <style:text-properties style:font-name="Comic Sans MS1" fo:font-size="25pt" style:font-size-asian="25pt" style:font-size-complex="18pt"/>
    </style:style>
    <style:style style:name="T1" style:family="text">
      <style:text-properties style:font-name="Comic Sans MS1" fo:font-size="30pt" style:font-size-asian="30pt" style:font-size-complex="18pt"/>
    </style:style>
    <style:style style:name="T2" style:family="text">
      <style:text-properties style:font-name="Comic Sans MS1" fo:font-size="25pt" style:font-size-asian="25pt" style:font-size-complex="18pt"/>
    </style:style>
    <style:style style:name="T3" style:family="text">
      <style:text-properties fo:font-size="25pt" fo:font-weight="normal" style:font-size-asian="2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0.9cm" svg:height="0.8cm" svg:x="19.5cm" svg:y="1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3.2cm" svg:x2="28.2cm" svg:y2="3.2cm">
          <text:p/>
        </draw:line>
        <draw:frame draw:style-name="gr3" draw:text-style-name="P2" draw:layer="layout" svg:width="3.258cm" svg:height="1.728cm" svg:x="1.8cm" svg:y="3.7cm">
          <draw:text-box>
            <text:p><text:span text:style-name="T1">C</text:span><text:span text:style-name="T1">言語</text:span></text:p>
          </draw:text-box>
        </draw:frame>
        <draw:frame draw:style-name="gr3" draw:text-style-name="P2" draw:layer="layout" svg:width="3.639cm" svg:height="1.728cm" svg:x="1.6cm" svg:y="1.2cm">
          <draw:text-box>
            <text:p><text:span text:style-name="T1">OCaml</text:span></text:p>
          </draw:text-box>
        </draw:frame>
        <draw:custom-shape draw:style-name="gr4" draw:text-style-name="P1" xml:id="id3" draw:id="id3" draw:layer="layout" svg:width="13.1cm" svg:height="1.8cm" svg:x="15.3cm" svg:y="17.9cm">
          <text:p text:style-name="P1"><text:span text:style-name="T2">caml_pending_signals[NSIG]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65cm" svg:y1="11.6cm" svg:x2="22.65cm" svg:y2="14.231cm" draw:start-shape="id1" draw:end-shape="id2" draw:end-glue-point="0" svg:d="m22650 11600v2631" svg:viewBox="0 0 1 2632">
          <text:p/>
        </draw:connector>
        <draw:frame draw:style-name="gr6" draw:text-style-name="P3" draw:layer="layout" svg:width="6.8cm" svg:height="1.369cm" svg:x="10cm" svg:y="9.431cm">
          <draw:text-box>
            <text:p text:style-name="P1"><text:span text:style-name="T3">ハンドラ登録</text:span></text:p>
          </draw:text-box>
        </draw:frame>
        <draw:custom-shape draw:style-name="gr4" draw:text-style-name="P4" xml:id="id2" draw:id="id2" draw:layer="layout" svg:width="9.1cm" svg:height="1.369cm" svg:x="18.1cm" svg:y="14.231cm">
          <text:p text:style-name="P1"><text:span text:style-name="T2">caml_record_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2.65cm" svg:y1="15.6cm" svg:x2="21.85cm" svg:y2="17.9cm" draw:start-shape="id2" draw:end-shape="id3" svg:d="m22650 15600c0 1725-800 575-800 2300" svg:viewBox="0 0 801 2301">
          <text:p/>
        </draw:connector>
        <draw:custom-shape draw:style-name="gr4" draw:text-style-name="P4" xml:id="id1" draw:id="id1" draw:layer="layout" svg:width="6.9cm" svg:height="1.369cm" svg:x="19.2cm" svg:y="10.231cm">
          <text:p text:style-name="P1"><text:span text:style-name="T2">handle_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10.7cm" svg:height="1.369cm" svg:x="4.1cm" svg:y="7.331cm">
          <text:p text:style-name="P1"><text:span text:style-name="T2">caml_set_signal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5.3cm" svg:height="1.369cm" svg:x="3cm" svg:y="13.5cm">
          <text:p text:style-name="P1"><text:span text:style-name="T2">sig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45cm" svg:y1="8.7cm" svg:x2="5.65cm" svg:y2="13.5cm" draw:start-shape="id4" draw:start-glue-point="2" draw:end-shape="id5" svg:d="m9450 8700c0 3598-3800 1199-3800 4800" svg:viewBox="0 0 3801 4801">
          <text:p/>
        </draw:connector>
        <draw:connector draw:style-name="gr7" draw:text-style-name="P1" draw:layer="layout" draw:type="curve" svg:x1="19.2cm" svg:y1="10.915cm" svg:x2="5.65cm" svg:y2="13.5cm" draw:start-shape="id1" draw:start-glue-point="3" draw:end-shape="id5" draw:end-glue-point="0" svg:d="m19200 10915c-9034 0-13550 861-13550 2585" svg:viewBox="0 0 13551 2586">
          <text:p/>
        </draw:connector>
        <draw:custom-shape draw:style-name="gr4" draw:text-style-name="P4" xml:id="id6" draw:id="id6" draw:layer="layout" svg:width="12.5cm" svg:height="1.369cm" svg:x="5.6cm" svg:y="4.531cm">
          <text:p text:style-name="P1"><text:span text:style-name="T2">caml_install_signal_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85cm" svg:y1="5.9cm" svg:x2="9.45cm" svg:y2="7.331cm" draw:start-shape="id6" draw:end-shape="id4" draw:end-glue-point="0" svg:d="m11850 5900c0 1072-2400 357-2400 1431" svg:viewBox="0 0 2401 1432">
          <text:p/>
        </draw:connector>
        <draw:custom-shape draw:style-name="gr4" draw:text-style-name="P4" xml:id="id7" draw:id="id7" draw:layer="layout" svg:width="4.4cm" svg:height="1.369cm" svg:x="9.2cm" svg:y="1.331cm">
          <text:p text:style-name="P1"><text:span text:style-name="T2">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4cm" svg:y1="2.7cm" svg:x2="11.85cm" svg:y2="4.531cm" draw:start-shape="id7" draw:end-shape="id6" draw:end-glue-point="0" svg:d="m11400 2700c0 1372 450 457 450 1831" svg:viewBox="0 0 451 1832">
          <text:p/>
        </draw:connector>
        <draw:custom-shape draw:style-name="gr4" draw:text-style-name="P1" xml:id="id8" draw:id="id8" draw:layer="layout" svg:width="7.1cm" svg:height="1.8cm" svg:x="2.1cm" svg:y="17.7cm">
          <text:p text:style-name="P1"><text:span text:style-name="T2">kern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5.65cm" svg:y1="14.869cm" svg:x2="5.65cm" svg:y2="17.7cm" draw:start-shape="id5" draw:end-shape="id8" draw:end-glue-point="0" svg:d="m5650 14869v2831" svg:viewBox="0 0 1 2832">
          <text:p/>
        </draw:connector>
        <draw:connector draw:style-name="gr5" draw:text-style-name="P1" draw:layer="layout" draw:type="curve" svg:x1="5.65cm" svg:y1="17.7cm" svg:x2="19.95cm" svg:y2="11.6cm" draw:start-shape="id8" draw:start-glue-point="0" draw:end-shape="id9" draw:end-glue-point="2" svg:d="m5650 17700c0-4575 14300-1525 14300-6100" svg:viewBox="0 0 14301 6101">
          <text:p/>
        </draw:connector>
        <draw:frame draw:style-name="gr6" draw:text-style-name="P3" draw:layer="layout" svg:width="6.3cm" svg:height="1.369cm" svg:x="10.9cm" svg:y="14.8cm">
          <draw:text-box>
            <text:p text:style-name="P1"><text:span text:style-name="T3">シグナル発生</text:span></text:p>
          </draw:text-box>
        </draw:frame>
        <draw:custom-shape draw:style-name="gr4" draw:text-style-name="P4" xml:id="id11" draw:id="id11" draw:layer="layout" svg:width="7.1cm" svg:height="1.369cm" svg:x="15.3cm" svg:y="1.331cm">
          <text:p text:style-name="P1"><text:span text:style-name="T2">Signal_handle</text:span></text:p>
          <draw:enhanced-geometry svg:viewBox="0 0 21600 21600" draw:path-stretchpoint-x="10800" draw:path-stretchpoint-y="10800" draw:text-areas="?f3 ?f4 ?f5 ?f6" draw:type="round-rectangle" draw:modifiers="2554.16058394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4cm" svg:height="1.369cm" svg:x="24.3cm" svg:y="1.331cm">
          <text:p text:style-name="P1"><text:span text:style-name="T2">func</text:span></text:p>
          <draw:enhanced-geometry svg:viewBox="0 0 21600 21600" draw:path-stretchpoint-x="10800" draw:path-stretchpoint-y="10800" draw:text-areas="?f3 ?f4 ?f5 ?f6" draw:type="round-rectangle" draw:modifiers="2554.16058394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4.3cm" svg:y1="2.015cm" svg:x2="22.4cm" svg:y2="2.015cm" draw:start-shape="id10" draw:start-glue-point="3" draw:end-shape="id11" svg:d="m24300 2015h-1900" svg:viewBox="0 0 1901 1">
          <text:p/>
        </draw:connector>
        <draw:connector draw:style-name="gr5" draw:text-style-name="P1" draw:layer="layout" draw:type="curve" svg:x1="15.3cm" svg:y1="2.015cm" svg:x2="13.6cm" svg:y2="2.015cm" draw:start-shape="id11" draw:end-shape="id7" svg:d="m15300 2015h-1700" svg:viewBox="0 0 1701 1">
          <text:p/>
        </draw:connector>
        <draw:custom-shape draw:style-name="gr4" draw:text-style-name="P1" xml:id="id12" draw:id="id12" draw:layer="layout" svg:width="12.6cm" svg:height="1.8cm" svg:x="15.6cm" svg:y="7.1cm">
          <text:p text:style-name="P1"><text:span text:style-name="T2">caml_signal_handlers[NSIG]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8.1cm" svg:y1="5.215cm" svg:x2="21.9cm" svg:y2="7.1cm" draw:start-shape="id6" draw:start-glue-point="1" draw:end-shape="id12" svg:d="m18100 5215c2534 0 3800 628 3800 1885" svg:viewBox="0 0 3801 1886">
          <text:p/>
        </draw:connector>
        <draw:connector draw:style-name="gr7" draw:text-style-name="P1" draw:layer="layout" draw:type="curve" svg:x1="26.3cm" svg:y1="2.7cm" svg:x2="21.9cm" svg:y2="7.1cm" draw:start-shape="id10" draw:start-glue-point="2" draw:end-shape="id12" draw:end-glue-point="0" svg:d="m26300 2700c0 3300-4400 1100-4400 4400" svg:viewBox="0 0 4401 4401">
          <text:p/>
        </draw:connector>
        <draw:frame draw:style-name="gr6" draw:text-style-name="P3" draw:layer="layout" svg:width="6.8cm" svg:height="1.369cm" svg:x="21.9cm" svg:y="5.3cm">
          <draw:text-box>
            <text:p text:style-name="P1"><text:span text:style-name="T3">ハンドラ登録</text:span></text:p>
          </draw:text-box>
        </draw:frame>
        <draw:frame draw:style-name="gr8" draw:text-style-name="P3" draw:layer="layout" svg:width="6.8cm" svg:height="1.369cm" svg:x="22.2cm" svg:y="16.1cm">
          <draw:text-box>
            <text:p text:style-name="P1"><text:span text:style-name="T3">フラグ立て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3T16:50:13.729345864</dc:date>
    <dc:creator>Okabe Kiwamu</dc:creator>
    <meta:editing-duration>PT2H20M9S</meta:editing-duration>
    <meta:editing-cycles>110</meta:editing-cycles>
    <meta:generator>LibreOffice/4.1.0.4$Linux_X86_64 LibreOffice_project/410m0$Build-4</meta:generator>
    <meta:document-statistic meta:object-count="31"/>
  </office:meta>
</office:document-meta>
</file>